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a65d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#00b6bd"/>
    </style:style>
    <style:style style:name="ce4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LOCK: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v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 0</text:p>
          </table:table-cell>
          <table:table-cell office:value-type="string" calcext:value-type="string">
            <text:p>Avg 1</text:p>
          </table:table-cell>
          <table:table-cell office:value-type="string" calcext:value-type="string">
            <text:p>%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 0</text:p>
          </table:table-cell>
          <table:table-cell office:value-type="string" calcext:value-type="string">
            <text:p>Avg 1</text:p>
          </table:table-cell>
          <table:table-cell office:value-type="string" calcext:value-type="string">
            <text:p>%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 0</text:p>
          </table:table-cell>
          <table:table-cell office:value-type="string" calcext:value-type="string">
            <text:p>Avg 1</text:p>
          </table:table-cell>
          <table:table-cell office:value-type="string" calcext:value-type="string">
            <text:p>%:</text:p>
          </table:table-cell>
        </table:table-row>
        <table:table-row table:style-name="ro1">
          <table:table-cell/>
          <table:table-cell office:value-type="float" office:value="0.158424" calcext:value-type="float">
            <text:p>0,158424</text:p>
          </table:table-cell>
          <table:table-cell office:value-type="float" office:value="0.04371" calcext:value-type="float">
            <text:p>0,04371</text:p>
          </table:table-cell>
          <table:table-cell table:formula="of:=SUM([.B3:.B102]) / 100" office:value-type="float" office:value="0.17910237" calcext:value-type="float">
            <text:p>0,17910237</text:p>
          </table:table-cell>
          <table:table-cell table:formula="of:=SUM([.C3:.C102]) / 100" office:value-type="float" office:value="0.04275073" calcext:value-type="float">
            <text:p>0,04275073</text:p>
          </table:table-cell>
          <table:table-cell table:style-name="ce2" table:formula="of:= [.D3] / [.E3]" office:value-type="percentage" office:value="4.18945758353132" calcext:value-type="percentage">
            <text:p>418,95%</text:p>
          </table:table-cell>
          <table:table-cell office:value-type="float" office:value="0.159453" calcext:value-type="float">
            <text:p>0,159453</text:p>
          </table:table-cell>
          <table:table-cell office:value-type="float" office:value="0.060081" calcext:value-type="float">
            <text:p>0,060081</text:p>
          </table:table-cell>
          <table:table-cell table:formula="of:=SUM([.G3:.G102]) / 100" office:value-type="float" office:value="0.17930172" calcext:value-type="float">
            <text:p>0,17930172</text:p>
          </table:table-cell>
          <table:table-cell table:formula="of:=SUM([.H3:.H102]) / 100" office:value-type="float" office:value="0.05639831" calcext:value-type="float">
            <text:p>0,05639831</text:p>
          </table:table-cell>
          <table:table-cell table:style-name="ce2" table:formula="of:= [.I3] / [.J3]" office:value-type="percentage" office:value="3.1792037740138" calcext:value-type="percentage">
            <text:p>317,92%</text:p>
          </table:table-cell>
          <table:table-cell office:value-type="float" office:value="0.169588" calcext:value-type="float">
            <text:p>0,169588</text:p>
          </table:table-cell>
          <table:table-cell office:value-type="float" office:value="0.060338" calcext:value-type="float">
            <text:p>0,060338</text:p>
          </table:table-cell>
          <table:table-cell table:formula="of:=SUM([.L3:.L102]) / 100" office:value-type="float" office:value="0.16895349" calcext:value-type="float">
            <text:p>0,16895349</text:p>
          </table:table-cell>
          <table:table-cell table:formula="of:=SUM([.M3:.M102]) / 100" office:value-type="float" office:value="0.06132463" calcext:value-type="float">
            <text:p>0,06132463</text:p>
          </table:table-cell>
          <table:table-cell table:style-name="ce2" table:formula="of:= [.N3] / [.O3]" office:value-type="percentage" office:value="2.75506741744712" calcext:value-type="percentage">
            <text:p>275,51%</text:p>
          </table:table-cell>
        </table:table-row>
        <table:table-row table:style-name="ro1">
          <table:table-cell/>
          <table:table-cell office:value-type="float" office:value="0.155529" calcext:value-type="float">
            <text:p>0,155529</text:p>
          </table:table-cell>
          <table:table-cell office:value-type="float" office:value="0.044247" calcext:value-type="float">
            <text:p>0,044247</text:p>
          </table:table-cell>
          <table:table-cell table:number-columns-repeated="3"/>
          <table:table-cell office:value-type="float" office:value="0.160933" calcext:value-type="float">
            <text:p>0,160933</text:p>
          </table:table-cell>
          <table:table-cell office:value-type="float" office:value="0.06175" calcext:value-type="float">
            <text:p>0,06175</text:p>
          </table:table-cell>
          <table:table-cell table:number-columns-repeated="3"/>
          <table:table-cell office:value-type="float" office:value="0.166653" calcext:value-type="float">
            <text:p>0,166653</text:p>
          </table:table-cell>
          <table:table-cell office:value-type="float" office:value="0.060203" calcext:value-type="float">
            <text:p>0,060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7299" calcext:value-type="float">
            <text:p>0,157299</text:p>
          </table:table-cell>
          <table:table-cell office:value-type="float" office:value="0.043674" calcext:value-type="float">
            <text:p>0,043674</text:p>
          </table:table-cell>
          <table:table-cell table:number-columns-repeated="3"/>
          <table:table-cell office:value-type="float" office:value="0.171673" calcext:value-type="float">
            <text:p>0,171673</text:p>
          </table:table-cell>
          <table:table-cell office:value-type="float" office:value="0.058184" calcext:value-type="float">
            <text:p>0,058184</text:p>
          </table:table-cell>
          <table:table-cell table:number-columns-repeated="3"/>
          <table:table-cell office:value-type="float" office:value="0.174428" calcext:value-type="float">
            <text:p>0,174428</text:p>
          </table:table-cell>
          <table:table-cell office:value-type="float" office:value="0.061519" calcext:value-type="float">
            <text:p>0,061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4121" calcext:value-type="float">
            <text:p>0,164121</text:p>
          </table:table-cell>
          <table:table-cell office:value-type="float" office:value="0.044487" calcext:value-type="float">
            <text:p>0,044487</text:p>
          </table:table-cell>
          <table:table-cell table:number-columns-repeated="3"/>
          <table:table-cell office:value-type="float" office:value="0.169064" calcext:value-type="float">
            <text:p>0,169064</text:p>
          </table:table-cell>
          <table:table-cell office:value-type="float" office:value="0.058461" calcext:value-type="float">
            <text:p>0,058461</text:p>
          </table:table-cell>
          <table:table-cell table:number-columns-repeated="3"/>
          <table:table-cell office:value-type="float" office:value="0.166262" calcext:value-type="float">
            <text:p>0,166262</text:p>
          </table:table-cell>
          <table:table-cell office:value-type="float" office:value="0.059712" calcext:value-type="float">
            <text:p>0,059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1495" calcext:value-type="float">
            <text:p>0,171495</text:p>
          </table:table-cell>
          <table:table-cell office:value-type="float" office:value="0.044142" calcext:value-type="float">
            <text:p>0,044142</text:p>
          </table:table-cell>
          <table:table-cell table:number-columns-repeated="3"/>
          <table:table-cell office:value-type="float" office:value="0.173143" calcext:value-type="float">
            <text:p>0,173143</text:p>
          </table:table-cell>
          <table:table-cell office:value-type="float" office:value="0.058596" calcext:value-type="float">
            <text:p>0,058596</text:p>
          </table:table-cell>
          <table:table-cell table:number-columns-repeated="3"/>
          <table:table-cell office:value-type="float" office:value="0.168446" calcext:value-type="float">
            <text:p>0,168446</text:p>
          </table:table-cell>
          <table:table-cell office:value-type="float" office:value="0.060055" calcext:value-type="float">
            <text:p>0,06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924" calcext:value-type="float">
            <text:p>0,16924</text:p>
          </table:table-cell>
          <table:table-cell office:value-type="float" office:value="0.04455" calcext:value-type="float">
            <text:p>0,04455</text:p>
          </table:table-cell>
          <table:table-cell table:number-columns-repeated="3"/>
          <table:table-cell office:value-type="float" office:value="0.172155" calcext:value-type="float">
            <text:p>0,172155</text:p>
          </table:table-cell>
          <table:table-cell office:value-type="float" office:value="0.058501" calcext:value-type="float">
            <text:p>0,058501</text:p>
          </table:table-cell>
          <table:table-cell table:number-columns-repeated="3"/>
          <table:table-cell office:value-type="float" office:value="0.166324" calcext:value-type="float">
            <text:p>0,166324</text:p>
          </table:table-cell>
          <table:table-cell office:value-type="float" office:value="0.060469" calcext:value-type="float">
            <text:p>0,0604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786" calcext:value-type="float">
            <text:p>0,172786</text:p>
          </table:table-cell>
          <table:table-cell office:value-type="float" office:value="0.041938" calcext:value-type="float">
            <text:p>0,041938</text:p>
          </table:table-cell>
          <table:table-cell table:number-columns-repeated="3"/>
          <table:table-cell office:value-type="float" office:value="0.165331" calcext:value-type="float">
            <text:p>0,165331</text:p>
          </table:table-cell>
          <table:table-cell office:value-type="float" office:value="0.05822" calcext:value-type="float">
            <text:p>0,05822</text:p>
          </table:table-cell>
          <table:table-cell table:number-columns-repeated="3"/>
          <table:table-cell office:value-type="float" office:value="0.165649" calcext:value-type="float">
            <text:p>0,165649</text:p>
          </table:table-cell>
          <table:table-cell office:value-type="float" office:value="0.059293" calcext:value-type="float">
            <text:p>0,059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817" calcext:value-type="float">
            <text:p>0,170817</text:p>
          </table:table-cell>
          <table:table-cell office:value-type="float" office:value="0.043223" calcext:value-type="float">
            <text:p>0,043223</text:p>
          </table:table-cell>
          <table:table-cell table:number-columns-repeated="3"/>
          <table:table-cell office:value-type="float" office:value="0.18985" calcext:value-type="float">
            <text:p>0,18985</text:p>
          </table:table-cell>
          <table:table-cell office:value-type="float" office:value="0.057862" calcext:value-type="float">
            <text:p>0,057862</text:p>
          </table:table-cell>
          <table:table-cell table:number-columns-repeated="3"/>
          <table:table-cell office:value-type="float" office:value="0.164826" calcext:value-type="float">
            <text:p>0,164826</text:p>
          </table:table-cell>
          <table:table-cell office:value-type="float" office:value="0.06003" calcext:value-type="float">
            <text:p>0,06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858" calcext:value-type="float">
            <text:p>0,172858</text:p>
          </table:table-cell>
          <table:table-cell office:value-type="float" office:value="0.043125" calcext:value-type="float">
            <text:p>0,043125</text:p>
          </table:table-cell>
          <table:table-cell table:number-columns-repeated="3"/>
          <table:table-cell office:value-type="float" office:value="0.171266" calcext:value-type="float">
            <text:p>0,171266</text:p>
          </table:table-cell>
          <table:table-cell office:value-type="float" office:value="0.058311" calcext:value-type="float">
            <text:p>0,058311</text:p>
          </table:table-cell>
          <table:table-cell table:number-columns-repeated="3"/>
          <table:table-cell office:value-type="float" office:value="0.171597" calcext:value-type="float">
            <text:p>0,171597</text:p>
          </table:table-cell>
          <table:table-cell office:value-type="float" office:value="0.060722" calcext:value-type="float">
            <text:p>0,060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633" calcext:value-type="float">
            <text:p>0,172633</text:p>
          </table:table-cell>
          <table:table-cell office:value-type="float" office:value="0.043032" calcext:value-type="float">
            <text:p>0,043032</text:p>
          </table:table-cell>
          <table:table-cell table:number-columns-repeated="3"/>
          <table:table-cell office:value-type="float" office:value="0.184619" calcext:value-type="float">
            <text:p>0,184619</text:p>
          </table:table-cell>
          <table:table-cell office:value-type="float" office:value="0.058858" calcext:value-type="float">
            <text:p>0,058858</text:p>
          </table:table-cell>
          <table:table-cell table:number-columns-repeated="3"/>
          <table:table-cell office:value-type="float" office:value="0.171394" calcext:value-type="float">
            <text:p>0,171394</text:p>
          </table:table-cell>
          <table:table-cell office:value-type="float" office:value="0.060388" calcext:value-type="float">
            <text:p>0,060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347" calcext:value-type="float">
            <text:p>0,184347</text:p>
          </table:table-cell>
          <table:table-cell office:value-type="float" office:value="0.042998" calcext:value-type="float">
            <text:p>0,042998</text:p>
          </table:table-cell>
          <table:table-cell table:number-columns-repeated="3"/>
          <table:table-cell office:value-type="float" office:value="0.191852" calcext:value-type="float">
            <text:p>0,191852</text:p>
          </table:table-cell>
          <table:table-cell office:value-type="float" office:value="0.05806" calcext:value-type="float">
            <text:p>0,05806</text:p>
          </table:table-cell>
          <table:table-cell table:number-columns-repeated="3"/>
          <table:table-cell office:value-type="float" office:value="0.170079" calcext:value-type="float">
            <text:p>0,170079</text:p>
          </table:table-cell>
          <table:table-cell office:value-type="float" office:value="0.059314" calcext:value-type="float">
            <text:p>0,059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68" calcext:value-type="float">
            <text:p>0,18368</text:p>
          </table:table-cell>
          <table:table-cell office:value-type="float" office:value="0.042524" calcext:value-type="float">
            <text:p>0,042524</text:p>
          </table:table-cell>
          <table:table-cell table:number-columns-repeated="3"/>
          <table:table-cell office:value-type="float" office:value="0.198323" calcext:value-type="float">
            <text:p>0,198323</text:p>
          </table:table-cell>
          <table:table-cell office:value-type="float" office:value="0.059649" calcext:value-type="float">
            <text:p>0,059649</text:p>
          </table:table-cell>
          <table:table-cell table:number-columns-repeated="3"/>
          <table:table-cell office:value-type="float" office:value="0.166901" calcext:value-type="float">
            <text:p>0,166901</text:p>
          </table:table-cell>
          <table:table-cell office:value-type="float" office:value="0.061151" calcext:value-type="float">
            <text:p>0,061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016" calcext:value-type="float">
            <text:p>0,186016</text:p>
          </table:table-cell>
          <table:table-cell office:value-type="float" office:value="0.043283" calcext:value-type="float">
            <text:p>0,043283</text:p>
          </table:table-cell>
          <table:table-cell table:number-columns-repeated="3"/>
          <table:table-cell office:value-type="float" office:value="0.183996" calcext:value-type="float">
            <text:p>0,183996</text:p>
          </table:table-cell>
          <table:table-cell office:value-type="float" office:value="0.060536" calcext:value-type="float">
            <text:p>0,060536</text:p>
          </table:table-cell>
          <table:table-cell table:number-columns-repeated="3"/>
          <table:table-cell office:value-type="float" office:value="0.173388" calcext:value-type="float">
            <text:p>0,173388</text:p>
          </table:table-cell>
          <table:table-cell office:value-type="float" office:value="0.060133" calcext:value-type="float">
            <text:p>0,0601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026" calcext:value-type="float">
            <text:p>0,182026</text:p>
          </table:table-cell>
          <table:table-cell office:value-type="float" office:value="0.042928" calcext:value-type="float">
            <text:p>0,042928</text:p>
          </table:table-cell>
          <table:table-cell table:number-columns-repeated="3"/>
          <table:table-cell office:value-type="float" office:value="0.187038" calcext:value-type="float">
            <text:p>0,187038</text:p>
          </table:table-cell>
          <table:table-cell office:value-type="float" office:value="0.060148" calcext:value-type="float">
            <text:p>0,060148</text:p>
          </table:table-cell>
          <table:table-cell table:number-columns-repeated="3"/>
          <table:table-cell office:value-type="float" office:value="0.169457" calcext:value-type="float">
            <text:p>0,169457</text:p>
          </table:table-cell>
          <table:table-cell office:value-type="float" office:value="0.063749" calcext:value-type="float">
            <text:p>0,063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074" calcext:value-type="float">
            <text:p>0,192074</text:p>
          </table:table-cell>
          <table:table-cell office:value-type="float" office:value="0.043089" calcext:value-type="float">
            <text:p>0,043089</text:p>
          </table:table-cell>
          <table:table-cell table:number-columns-repeated="3"/>
          <table:table-cell office:value-type="float" office:value="0.191865" calcext:value-type="float">
            <text:p>0,191865</text:p>
          </table:table-cell>
          <table:table-cell office:value-type="float" office:value="0.059886" calcext:value-type="float">
            <text:p>0,059886</text:p>
          </table:table-cell>
          <table:table-cell table:number-columns-repeated="3"/>
          <table:table-cell office:value-type="float" office:value="0.167946" calcext:value-type="float">
            <text:p>0,167946</text:p>
          </table:table-cell>
          <table:table-cell office:value-type="float" office:value="0.060244" calcext:value-type="float">
            <text:p>0,060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012" calcext:value-type="float">
            <text:p>0,183012</text:p>
          </table:table-cell>
          <table:table-cell office:value-type="float" office:value="0.043584" calcext:value-type="float">
            <text:p>0,043584</text:p>
          </table:table-cell>
          <table:table-cell table:number-columns-repeated="3"/>
          <table:table-cell office:value-type="float" office:value="0.18273" calcext:value-type="float">
            <text:p>0,18273</text:p>
          </table:table-cell>
          <table:table-cell office:value-type="float" office:value="0.059379" calcext:value-type="float">
            <text:p>0,059379</text:p>
          </table:table-cell>
          <table:table-cell table:number-columns-repeated="3"/>
          <table:table-cell office:value-type="float" office:value="0.16338" calcext:value-type="float">
            <text:p>0,16338</text:p>
          </table:table-cell>
          <table:table-cell office:value-type="float" office:value="0.060561" calcext:value-type="float">
            <text:p>0,060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16" calcext:value-type="float">
            <text:p>0,18416</text:p>
          </table:table-cell>
          <table:table-cell office:value-type="float" office:value="0.04298" calcext:value-type="float">
            <text:p>0,04298</text:p>
          </table:table-cell>
          <table:table-cell table:number-columns-repeated="3"/>
          <table:table-cell office:value-type="float" office:value="0.181546" calcext:value-type="float">
            <text:p>0,181546</text:p>
          </table:table-cell>
          <table:table-cell office:value-type="float" office:value="0.059098" calcext:value-type="float">
            <text:p>0,059098</text:p>
          </table:table-cell>
          <table:table-cell table:number-columns-repeated="3"/>
          <table:table-cell office:value-type="float" office:value="0.16661" calcext:value-type="float">
            <text:p>0,16661</text:p>
          </table:table-cell>
          <table:table-cell office:value-type="float" office:value="0.060313" calcext:value-type="float">
            <text:p>0,06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707" calcext:value-type="float">
            <text:p>0,186707</text:p>
          </table:table-cell>
          <table:table-cell office:value-type="float" office:value="0.043082" calcext:value-type="float">
            <text:p>0,043082</text:p>
          </table:table-cell>
          <table:table-cell table:number-columns-repeated="3"/>
          <table:table-cell office:value-type="float" office:value="0.186517" calcext:value-type="float">
            <text:p>0,186517</text:p>
          </table:table-cell>
          <table:table-cell office:value-type="float" office:value="0.060652" calcext:value-type="float">
            <text:p>0,060652</text:p>
          </table:table-cell>
          <table:table-cell table:number-columns-repeated="3"/>
          <table:table-cell office:value-type="float" office:value="0.165734" calcext:value-type="float">
            <text:p>0,165734</text:p>
          </table:table-cell>
          <table:table-cell office:value-type="float" office:value="0.060225" calcext:value-type="float">
            <text:p>0,06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035" calcext:value-type="float">
            <text:p>0,176035</text:p>
          </table:table-cell>
          <table:table-cell office:value-type="float" office:value="0.04349" calcext:value-type="float">
            <text:p>0,04349</text:p>
          </table:table-cell>
          <table:table-cell table:number-columns-repeated="3"/>
          <table:table-cell office:value-type="float" office:value="0.181405" calcext:value-type="float">
            <text:p>0,181405</text:p>
          </table:table-cell>
          <table:table-cell office:value-type="float" office:value="0.057873" calcext:value-type="float">
            <text:p>0,057873</text:p>
          </table:table-cell>
          <table:table-cell table:number-columns-repeated="3"/>
          <table:table-cell office:value-type="float" office:value="0.164947" calcext:value-type="float">
            <text:p>0,164947</text:p>
          </table:table-cell>
          <table:table-cell office:value-type="float" office:value="0.05975" calcext:value-type="float">
            <text:p>0,05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779" calcext:value-type="float">
            <text:p>0,18779</text:p>
          </table:table-cell>
          <table:table-cell office:value-type="float" office:value="0.042425" calcext:value-type="float">
            <text:p>0,042425</text:p>
          </table:table-cell>
          <table:table-cell table:number-columns-repeated="3"/>
          <table:table-cell office:value-type="float" office:value="0.183032" calcext:value-type="float">
            <text:p>0,183032</text:p>
          </table:table-cell>
          <table:table-cell office:value-type="float" office:value="0.059282" calcext:value-type="float">
            <text:p>0,059282</text:p>
          </table:table-cell>
          <table:table-cell table:number-columns-repeated="3"/>
          <table:table-cell office:value-type="float" office:value="0.166963" calcext:value-type="float">
            <text:p>0,166963</text:p>
          </table:table-cell>
          <table:table-cell office:value-type="float" office:value="0.05969" calcext:value-type="float">
            <text:p>0,05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36" calcext:value-type="float">
            <text:p>0,18236</text:p>
          </table:table-cell>
          <table:table-cell office:value-type="float" office:value="0.0427" calcext:value-type="float">
            <text:p>0,0427</text:p>
          </table:table-cell>
          <table:table-cell table:number-columns-repeated="3"/>
          <table:table-cell office:value-type="float" office:value="0.177818" calcext:value-type="float">
            <text:p>0,177818</text:p>
          </table:table-cell>
          <table:table-cell office:value-type="float" office:value="0.055554" calcext:value-type="float">
            <text:p>0,055554</text:p>
          </table:table-cell>
          <table:table-cell table:number-columns-repeated="3"/>
          <table:table-cell office:value-type="float" office:value="0.16589" calcext:value-type="float">
            <text:p>0,16589</text:p>
          </table:table-cell>
          <table:table-cell office:value-type="float" office:value="0.060292" calcext:value-type="float">
            <text:p>0,060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0848" calcext:value-type="float">
            <text:p>0,190848</text:p>
          </table:table-cell>
          <table:table-cell office:value-type="float" office:value="0.041967" calcext:value-type="float">
            <text:p>0,041967</text:p>
          </table:table-cell>
          <table:table-cell table:number-columns-repeated="3"/>
          <table:table-cell office:value-type="float" office:value="0.18227" calcext:value-type="float">
            <text:p>0,18227</text:p>
          </table:table-cell>
          <table:table-cell office:value-type="float" office:value="0.054603" calcext:value-type="float">
            <text:p>0,054603</text:p>
          </table:table-cell>
          <table:table-cell table:number-columns-repeated="3"/>
          <table:table-cell office:value-type="float" office:value="0.173271" calcext:value-type="float">
            <text:p>0,173271</text:p>
          </table:table-cell>
          <table:table-cell office:value-type="float" office:value="0.060371" calcext:value-type="float">
            <text:p>0,060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825" calcext:value-type="float">
            <text:p>0,192825</text:p>
          </table:table-cell>
          <table:table-cell office:value-type="float" office:value="0.04278" calcext:value-type="float">
            <text:p>0,04278</text:p>
          </table:table-cell>
          <table:table-cell table:number-columns-repeated="3"/>
          <table:table-cell office:value-type="float" office:value="0.181182" calcext:value-type="float">
            <text:p>0,181182</text:p>
          </table:table-cell>
          <table:table-cell office:value-type="float" office:value="0.054324" calcext:value-type="float">
            <text:p>0,054324</text:p>
          </table:table-cell>
          <table:table-cell table:number-columns-repeated="3"/>
          <table:table-cell office:value-type="float" office:value="0.171619" calcext:value-type="float">
            <text:p>0,171619</text:p>
          </table:table-cell>
          <table:table-cell office:value-type="float" office:value="0.063381" calcext:value-type="float">
            <text:p>0,063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483" calcext:value-type="float">
            <text:p>0,186483</text:p>
          </table:table-cell>
          <table:table-cell office:value-type="float" office:value="0.043365" calcext:value-type="float">
            <text:p>0,043365</text:p>
          </table:table-cell>
          <table:table-cell table:number-columns-repeated="3"/>
          <table:table-cell office:value-type="float" office:value="0.177314" calcext:value-type="float">
            <text:p>0,177314</text:p>
          </table:table-cell>
          <table:table-cell office:value-type="float" office:value="0.055224" calcext:value-type="float">
            <text:p>0,055224</text:p>
          </table:table-cell>
          <table:table-cell table:number-columns-repeated="3"/>
          <table:table-cell office:value-type="float" office:value="0.172024" calcext:value-type="float">
            <text:p>0,172024</text:p>
          </table:table-cell>
          <table:table-cell office:value-type="float" office:value="0.060315" calcext:value-type="float">
            <text:p>0,060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158" calcext:value-type="float">
            <text:p>0,186158</text:p>
          </table:table-cell>
          <table:table-cell office:value-type="float" office:value="0.042539" calcext:value-type="float">
            <text:p>0,042539</text:p>
          </table:table-cell>
          <table:table-cell table:number-columns-repeated="3"/>
          <table:table-cell office:value-type="float" office:value="0.177467" calcext:value-type="float">
            <text:p>0,177467</text:p>
          </table:table-cell>
          <table:table-cell office:value-type="float" office:value="0.055044" calcext:value-type="float">
            <text:p>0,055044</text:p>
          </table:table-cell>
          <table:table-cell table:number-columns-repeated="3"/>
          <table:table-cell office:value-type="float" office:value="0.172498" calcext:value-type="float">
            <text:p>0,172498</text:p>
          </table:table-cell>
          <table:table-cell office:value-type="float" office:value="0.060138" calcext:value-type="float">
            <text:p>0,060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9628" calcext:value-type="float">
            <text:p>0,199628</text:p>
          </table:table-cell>
          <table:table-cell office:value-type="float" office:value="0.043056" calcext:value-type="float">
            <text:p>0,043056</text:p>
          </table:table-cell>
          <table:table-cell table:number-columns-repeated="3"/>
          <table:table-cell office:value-type="float" office:value="0.175985" calcext:value-type="float">
            <text:p>0,175985</text:p>
          </table:table-cell>
          <table:table-cell office:value-type="float" office:value="0.055048" calcext:value-type="float">
            <text:p>0,055048</text:p>
          </table:table-cell>
          <table:table-cell table:number-columns-repeated="3"/>
          <table:table-cell office:value-type="float" office:value="0.173918" calcext:value-type="float">
            <text:p>0,173918</text:p>
          </table:table-cell>
          <table:table-cell office:value-type="float" office:value="0.060586" calcext:value-type="float">
            <text:p>0,060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766" calcext:value-type="float">
            <text:p>0,188766</text:p>
          </table:table-cell>
          <table:table-cell office:value-type="float" office:value="0.041769" calcext:value-type="float">
            <text:p>0,041769</text:p>
          </table:table-cell>
          <table:table-cell table:number-columns-repeated="3"/>
          <table:table-cell office:value-type="float" office:value="0.171157" calcext:value-type="float">
            <text:p>0,171157</text:p>
          </table:table-cell>
          <table:table-cell office:value-type="float" office:value="0.055552" calcext:value-type="float">
            <text:p>0,055552</text:p>
          </table:table-cell>
          <table:table-cell table:number-columns-repeated="3"/>
          <table:table-cell office:value-type="float" office:value="0.166041" calcext:value-type="float">
            <text:p>0,166041</text:p>
          </table:table-cell>
          <table:table-cell office:value-type="float" office:value="0.062451" calcext:value-type="float">
            <text:p>0,062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298" calcext:value-type="float">
            <text:p>0,192298</text:p>
          </table:table-cell>
          <table:table-cell office:value-type="float" office:value="0.042581" calcext:value-type="float">
            <text:p>0,042581</text:p>
          </table:table-cell>
          <table:table-cell table:number-columns-repeated="3"/>
          <table:table-cell office:value-type="float" office:value="0.185336" calcext:value-type="float">
            <text:p>0,185336</text:p>
          </table:table-cell>
          <table:table-cell office:value-type="float" office:value="0.055733" calcext:value-type="float">
            <text:p>0,055733</text:p>
          </table:table-cell>
          <table:table-cell table:number-columns-repeated="3"/>
          <table:table-cell office:value-type="float" office:value="0.165129" calcext:value-type="float">
            <text:p>0,165129</text:p>
          </table:table-cell>
          <table:table-cell office:value-type="float" office:value="0.063095" calcext:value-type="float">
            <text:p>0,063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431" calcext:value-type="float">
            <text:p>0,175431</text:p>
          </table:table-cell>
          <table:table-cell office:value-type="float" office:value="0.042335" calcext:value-type="float">
            <text:p>0,042335</text:p>
          </table:table-cell>
          <table:table-cell table:number-columns-repeated="3"/>
          <table:table-cell office:value-type="float" office:value="0.182291" calcext:value-type="float">
            <text:p>0,182291</text:p>
          </table:table-cell>
          <table:table-cell office:value-type="float" office:value="0.055402" calcext:value-type="float">
            <text:p>0,055402</text:p>
          </table:table-cell>
          <table:table-cell table:number-columns-repeated="3"/>
          <table:table-cell office:value-type="float" office:value="0.170425" calcext:value-type="float">
            <text:p>0,170425</text:p>
          </table:table-cell>
          <table:table-cell office:value-type="float" office:value="0.061492" calcext:value-type="float">
            <text:p>0,061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953" calcext:value-type="float">
            <text:p>0,188953</text:p>
          </table:table-cell>
          <table:table-cell office:value-type="float" office:value="0.042598" calcext:value-type="float">
            <text:p>0,042598</text:p>
          </table:table-cell>
          <table:table-cell table:number-columns-repeated="3"/>
          <table:table-cell office:value-type="float" office:value="0.170776" calcext:value-type="float">
            <text:p>0,170776</text:p>
          </table:table-cell>
          <table:table-cell office:value-type="float" office:value="0.059687" calcext:value-type="float">
            <text:p>0,059687</text:p>
          </table:table-cell>
          <table:table-cell table:number-columns-repeated="3"/>
          <table:table-cell office:value-type="float" office:value="0.172292" calcext:value-type="float">
            <text:p>0,172292</text:p>
          </table:table-cell>
          <table:table-cell office:value-type="float" office:value="0.062555" calcext:value-type="float">
            <text:p>0,062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857" calcext:value-type="float">
            <text:p>0,177857</text:p>
          </table:table-cell>
          <table:table-cell office:value-type="float" office:value="0.042366" calcext:value-type="float">
            <text:p>0,042366</text:p>
          </table:table-cell>
          <table:table-cell table:number-columns-repeated="3"/>
          <table:table-cell office:value-type="float" office:value="0.17312" calcext:value-type="float">
            <text:p>0,17312</text:p>
          </table:table-cell>
          <table:table-cell office:value-type="float" office:value="0.054377" calcext:value-type="float">
            <text:p>0,054377</text:p>
          </table:table-cell>
          <table:table-cell table:number-columns-repeated="3"/>
          <table:table-cell office:value-type="float" office:value="0.179867" calcext:value-type="float">
            <text:p>0,179867</text:p>
          </table:table-cell>
          <table:table-cell office:value-type="float" office:value="0.065687" calcext:value-type="float">
            <text:p>0,065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032" calcext:value-type="float">
            <text:p>0,181032</text:p>
          </table:table-cell>
          <table:table-cell office:value-type="float" office:value="0.042831" calcext:value-type="float">
            <text:p>0,042831</text:p>
          </table:table-cell>
          <table:table-cell table:number-columns-repeated="3"/>
          <table:table-cell office:value-type="float" office:value="0.175658" calcext:value-type="float">
            <text:p>0,175658</text:p>
          </table:table-cell>
          <table:table-cell office:value-type="float" office:value="0.055786" calcext:value-type="float">
            <text:p>0,055786</text:p>
          </table:table-cell>
          <table:table-cell table:number-columns-repeated="3"/>
          <table:table-cell office:value-type="float" office:value="0.179111" calcext:value-type="float">
            <text:p>0,179111</text:p>
          </table:table-cell>
          <table:table-cell office:value-type="float" office:value="0.064848" calcext:value-type="float">
            <text:p>0,064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715" calcext:value-type="float">
            <text:p>0,181715</text:p>
          </table:table-cell>
          <table:table-cell office:value-type="float" office:value="0.041847" calcext:value-type="float">
            <text:p>0,041847</text:p>
          </table:table-cell>
          <table:table-cell table:number-columns-repeated="3"/>
          <table:table-cell office:value-type="float" office:value="0.172963" calcext:value-type="float">
            <text:p>0,172963</text:p>
          </table:table-cell>
          <table:table-cell office:value-type="float" office:value="0.055206" calcext:value-type="float">
            <text:p>0,055206</text:p>
          </table:table-cell>
          <table:table-cell table:number-columns-repeated="3"/>
          <table:table-cell office:value-type="float" office:value="0.179825" calcext:value-type="float">
            <text:p>0,179825</text:p>
          </table:table-cell>
          <table:table-cell office:value-type="float" office:value="0.062951" calcext:value-type="float">
            <text:p>0,062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058" calcext:value-type="float">
            <text:p>0,184058</text:p>
          </table:table-cell>
          <table:table-cell office:value-type="float" office:value="0.042018" calcext:value-type="float">
            <text:p>0,042018</text:p>
          </table:table-cell>
          <table:table-cell table:number-columns-repeated="3"/>
          <table:table-cell office:value-type="float" office:value="0.169074" calcext:value-type="float">
            <text:p>0,169074</text:p>
          </table:table-cell>
          <table:table-cell office:value-type="float" office:value="0.055053" calcext:value-type="float">
            <text:p>0,055053</text:p>
          </table:table-cell>
          <table:table-cell table:number-columns-repeated="3"/>
          <table:table-cell office:value-type="float" office:value="0.167735" calcext:value-type="float">
            <text:p>0,167735</text:p>
          </table:table-cell>
          <table:table-cell office:value-type="float" office:value="0.063835" calcext:value-type="float">
            <text:p>0,063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308" calcext:value-type="float">
            <text:p>0,176308</text:p>
          </table:table-cell>
          <table:table-cell office:value-type="float" office:value="0.042513" calcext:value-type="float">
            <text:p>0,042513</text:p>
          </table:table-cell>
          <table:table-cell table:number-columns-repeated="3"/>
          <table:table-cell office:value-type="float" office:value="0.175555" calcext:value-type="float">
            <text:p>0,175555</text:p>
          </table:table-cell>
          <table:table-cell office:value-type="float" office:value="0.053829" calcext:value-type="float">
            <text:p>0,053829</text:p>
          </table:table-cell>
          <table:table-cell table:number-columns-repeated="3"/>
          <table:table-cell office:value-type="float" office:value="0.166262" calcext:value-type="float">
            <text:p>0,166262</text:p>
          </table:table-cell>
          <table:table-cell office:value-type="float" office:value="0.063482" calcext:value-type="float">
            <text:p>0,063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343" calcext:value-type="float">
            <text:p>0,174343</text:p>
          </table:table-cell>
          <table:table-cell office:value-type="float" office:value="0.041985" calcext:value-type="float">
            <text:p>0,041985</text:p>
          </table:table-cell>
          <table:table-cell table:number-columns-repeated="3"/>
          <table:table-cell office:value-type="float" office:value="0.1791" calcext:value-type="float">
            <text:p>0,1791</text:p>
          </table:table-cell>
          <table:table-cell office:value-type="float" office:value="0.054529" calcext:value-type="float">
            <text:p>0,054529</text:p>
          </table:table-cell>
          <table:table-cell table:number-columns-repeated="3"/>
          <table:table-cell office:value-type="float" office:value="0.172029" calcext:value-type="float">
            <text:p>0,172029</text:p>
          </table:table-cell>
          <table:table-cell office:value-type="float" office:value="0.062814" calcext:value-type="float">
            <text:p>0,062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294" calcext:value-type="float">
            <text:p>0,174294</text:p>
          </table:table-cell>
          <table:table-cell office:value-type="float" office:value="0.042878" calcext:value-type="float">
            <text:p>0,042878</text:p>
          </table:table-cell>
          <table:table-cell table:number-columns-repeated="3"/>
          <table:table-cell office:value-type="float" office:value="0.172815" calcext:value-type="float">
            <text:p>0,172815</text:p>
          </table:table-cell>
          <table:table-cell office:value-type="float" office:value="0.054471" calcext:value-type="float">
            <text:p>0,054471</text:p>
          </table:table-cell>
          <table:table-cell table:number-columns-repeated="3"/>
          <table:table-cell office:value-type="float" office:value="0.171431" calcext:value-type="float">
            <text:p>0,171431</text:p>
          </table:table-cell>
          <table:table-cell office:value-type="float" office:value="0.062159" calcext:value-type="float">
            <text:p>0,062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775" calcext:value-type="float">
            <text:p>0,173775</text:p>
          </table:table-cell>
          <table:table-cell office:value-type="float" office:value="0.042509" calcext:value-type="float">
            <text:p>0,042509</text:p>
          </table:table-cell>
          <table:table-cell table:number-columns-repeated="3"/>
          <table:table-cell office:value-type="float" office:value="0.171729" calcext:value-type="float">
            <text:p>0,171729</text:p>
          </table:table-cell>
          <table:table-cell office:value-type="float" office:value="0.055143" calcext:value-type="float">
            <text:p>0,055143</text:p>
          </table:table-cell>
          <table:table-cell table:number-columns-repeated="3"/>
          <table:table-cell office:value-type="float" office:value="0.167276" calcext:value-type="float">
            <text:p>0,167276</text:p>
          </table:table-cell>
          <table:table-cell office:value-type="float" office:value="0.06328" calcext:value-type="float">
            <text:p>0,06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343" calcext:value-type="float">
            <text:p>0,170343</text:p>
          </table:table-cell>
          <table:table-cell office:value-type="float" office:value="0.043115" calcext:value-type="float">
            <text:p>0,043115</text:p>
          </table:table-cell>
          <table:table-cell table:number-columns-repeated="3"/>
          <table:table-cell office:value-type="float" office:value="0.17949" calcext:value-type="float">
            <text:p>0,17949</text:p>
          </table:table-cell>
          <table:table-cell office:value-type="float" office:value="0.054739" calcext:value-type="float">
            <text:p>0,054739</text:p>
          </table:table-cell>
          <table:table-cell table:number-columns-repeated="3"/>
          <table:table-cell office:value-type="float" office:value="0.165381" calcext:value-type="float">
            <text:p>0,165381</text:p>
          </table:table-cell>
          <table:table-cell office:value-type="float" office:value="0.065874" calcext:value-type="float">
            <text:p>0,065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099" calcext:value-type="float">
            <text:p>0,176099</text:p>
          </table:table-cell>
          <table:table-cell office:value-type="float" office:value="0.041635" calcext:value-type="float">
            <text:p>0,041635</text:p>
          </table:table-cell>
          <table:table-cell table:number-columns-repeated="3"/>
          <table:table-cell office:value-type="float" office:value="0.177412" calcext:value-type="float">
            <text:p>0,177412</text:p>
          </table:table-cell>
          <table:table-cell office:value-type="float" office:value="0.055829" calcext:value-type="float">
            <text:p>0,055829</text:p>
          </table:table-cell>
          <table:table-cell table:number-columns-repeated="3"/>
          <table:table-cell office:value-type="float" office:value="0.16563" calcext:value-type="float">
            <text:p>0,16563</text:p>
          </table:table-cell>
          <table:table-cell office:value-type="float" office:value="0.061754" calcext:value-type="float">
            <text:p>0,061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177" calcext:value-type="float">
            <text:p>0,174177</text:p>
          </table:table-cell>
          <table:table-cell office:value-type="float" office:value="0.04286" calcext:value-type="float">
            <text:p>0,04286</text:p>
          </table:table-cell>
          <table:table-cell table:number-columns-repeated="3"/>
          <table:table-cell office:value-type="float" office:value="0.175818" calcext:value-type="float">
            <text:p>0,175818</text:p>
          </table:table-cell>
          <table:table-cell office:value-type="float" office:value="0.054773" calcext:value-type="float">
            <text:p>0,054773</text:p>
          </table:table-cell>
          <table:table-cell table:number-columns-repeated="3"/>
          <table:table-cell office:value-type="float" office:value="0.165549" calcext:value-type="float">
            <text:p>0,165549</text:p>
          </table:table-cell>
          <table:table-cell office:value-type="float" office:value="0.06135" calcext:value-type="float">
            <text:p>0,0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237" calcext:value-type="float">
            <text:p>0,176237</text:p>
          </table:table-cell>
          <table:table-cell office:value-type="float" office:value="0.041735" calcext:value-type="float">
            <text:p>0,041735</text:p>
          </table:table-cell>
          <table:table-cell table:number-columns-repeated="3"/>
          <table:table-cell office:value-type="float" office:value="0.173519" calcext:value-type="float">
            <text:p>0,173519</text:p>
          </table:table-cell>
          <table:table-cell office:value-type="float" office:value="0.054964" calcext:value-type="float">
            <text:p>0,054964</text:p>
          </table:table-cell>
          <table:table-cell table:number-columns-repeated="3"/>
          <table:table-cell office:value-type="float" office:value="0.167419" calcext:value-type="float">
            <text:p>0,167419</text:p>
          </table:table-cell>
          <table:table-cell office:value-type="float" office:value="0.062255" calcext:value-type="float">
            <text:p>0,062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81" calcext:value-type="float">
            <text:p>0,17481</text:p>
          </table:table-cell>
          <table:table-cell office:value-type="float" office:value="0.043601" calcext:value-type="float">
            <text:p>0,043601</text:p>
          </table:table-cell>
          <table:table-cell table:number-columns-repeated="3"/>
          <table:table-cell office:value-type="float" office:value="0.175933" calcext:value-type="float">
            <text:p>0,175933</text:p>
          </table:table-cell>
          <table:table-cell office:value-type="float" office:value="0.054408" calcext:value-type="float">
            <text:p>0,054408</text:p>
          </table:table-cell>
          <table:table-cell table:number-columns-repeated="3"/>
          <table:table-cell office:value-type="float" office:value="0.166463" calcext:value-type="float">
            <text:p>0,166463</text:p>
          </table:table-cell>
          <table:table-cell office:value-type="float" office:value="0.060973" calcext:value-type="float">
            <text:p>0,060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607" calcext:value-type="float">
            <text:p>0,181607</text:p>
          </table:table-cell>
          <table:table-cell office:value-type="float" office:value="0.042155" calcext:value-type="float">
            <text:p>0,042155</text:p>
          </table:table-cell>
          <table:table-cell table:number-columns-repeated="3"/>
          <table:table-cell office:value-type="float" office:value="0.179453" calcext:value-type="float">
            <text:p>0,179453</text:p>
          </table:table-cell>
          <table:table-cell office:value-type="float" office:value="0.053998" calcext:value-type="float">
            <text:p>0,053998</text:p>
          </table:table-cell>
          <table:table-cell table:number-columns-repeated="3"/>
          <table:table-cell office:value-type="float" office:value="0.167198" calcext:value-type="float">
            <text:p>0,167198</text:p>
          </table:table-cell>
          <table:table-cell office:value-type="float" office:value="0.06131" calcext:value-type="float">
            <text:p>0,06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204" calcext:value-type="float">
            <text:p>0,182204</text:p>
          </table:table-cell>
          <table:table-cell office:value-type="float" office:value="0.043203" calcext:value-type="float">
            <text:p>0,043203</text:p>
          </table:table-cell>
          <table:table-cell table:number-columns-repeated="3"/>
          <table:table-cell office:value-type="float" office:value="0.176067" calcext:value-type="float">
            <text:p>0,176067</text:p>
          </table:table-cell>
          <table:table-cell office:value-type="float" office:value="0.054223" calcext:value-type="float">
            <text:p>0,054223</text:p>
          </table:table-cell>
          <table:table-cell table:number-columns-repeated="3"/>
          <table:table-cell office:value-type="float" office:value="0.168358" calcext:value-type="float">
            <text:p>0,168358</text:p>
          </table:table-cell>
          <table:table-cell office:value-type="float" office:value="0.061625" calcext:value-type="float">
            <text:p>0,061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5175" calcext:value-type="float">
            <text:p>0,195175</text:p>
          </table:table-cell>
          <table:table-cell office:value-type="float" office:value="0.044903" calcext:value-type="float">
            <text:p>0,044903</text:p>
          </table:table-cell>
          <table:table-cell table:number-columns-repeated="3"/>
          <table:table-cell office:value-type="float" office:value="0.182413" calcext:value-type="float">
            <text:p>0,182413</text:p>
          </table:table-cell>
          <table:table-cell office:value-type="float" office:value="0.054107" calcext:value-type="float">
            <text:p>0,054107</text:p>
          </table:table-cell>
          <table:table-cell table:number-columns-repeated="3"/>
          <table:table-cell office:value-type="float" office:value="0.165394" calcext:value-type="float">
            <text:p>0,165394</text:p>
          </table:table-cell>
          <table:table-cell office:value-type="float" office:value="0.061555" calcext:value-type="float">
            <text:p>0,06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911" calcext:value-type="float">
            <text:p>0,188911</text:p>
          </table:table-cell>
          <table:table-cell office:value-type="float" office:value="0.042826" calcext:value-type="float">
            <text:p>0,042826</text:p>
          </table:table-cell>
          <table:table-cell table:number-columns-repeated="3"/>
          <table:table-cell office:value-type="float" office:value="0.180332" calcext:value-type="float">
            <text:p>0,180332</text:p>
          </table:table-cell>
          <table:table-cell office:value-type="float" office:value="0.055472" calcext:value-type="float">
            <text:p>0,055472</text:p>
          </table:table-cell>
          <table:table-cell table:number-columns-repeated="3"/>
          <table:table-cell office:value-type="float" office:value="0.165649" calcext:value-type="float">
            <text:p>0,165649</text:p>
          </table:table-cell>
          <table:table-cell office:value-type="float" office:value="0.06034" calcext:value-type="float">
            <text:p>0,06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324" calcext:value-type="float">
            <text:p>0,177324</text:p>
          </table:table-cell>
          <table:table-cell office:value-type="float" office:value="0.042651" calcext:value-type="float">
            <text:p>0,042651</text:p>
          </table:table-cell>
          <table:table-cell table:number-columns-repeated="3"/>
          <table:table-cell office:value-type="float" office:value="0.179589" calcext:value-type="float">
            <text:p>0,179589</text:p>
          </table:table-cell>
          <table:table-cell office:value-type="float" office:value="0.054798" calcext:value-type="float">
            <text:p>0,054798</text:p>
          </table:table-cell>
          <table:table-cell table:number-columns-repeated="3"/>
          <table:table-cell office:value-type="float" office:value="0.165349" calcext:value-type="float">
            <text:p>0,165349</text:p>
          </table:table-cell>
          <table:table-cell office:value-type="float" office:value="0.06074" calcext:value-type="float">
            <text:p>0,06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39" calcext:value-type="float">
            <text:p>0,18339</text:p>
          </table:table-cell>
          <table:table-cell office:value-type="float" office:value="0.043035" calcext:value-type="float">
            <text:p>0,043035</text:p>
          </table:table-cell>
          <table:table-cell table:number-columns-repeated="3"/>
          <table:table-cell office:value-type="float" office:value="0.173059" calcext:value-type="float">
            <text:p>0,173059</text:p>
          </table:table-cell>
          <table:table-cell office:value-type="float" office:value="0.056157" calcext:value-type="float">
            <text:p>0,056157</text:p>
          </table:table-cell>
          <table:table-cell table:number-columns-repeated="3"/>
          <table:table-cell office:value-type="float" office:value="0.165059" calcext:value-type="float">
            <text:p>0,165059</text:p>
          </table:table-cell>
          <table:table-cell office:value-type="float" office:value="0.061176" calcext:value-type="float">
            <text:p>0,06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497" calcext:value-type="float">
            <text:p>0,170497</text:p>
          </table:table-cell>
          <table:table-cell office:value-type="float" office:value="0.042098" calcext:value-type="float">
            <text:p>0,042098</text:p>
          </table:table-cell>
          <table:table-cell table:number-columns-repeated="3"/>
          <table:table-cell office:value-type="float" office:value="0.173647" calcext:value-type="float">
            <text:p>0,173647</text:p>
          </table:table-cell>
          <table:table-cell office:value-type="float" office:value="0.060208" calcext:value-type="float">
            <text:p>0,060208</text:p>
          </table:table-cell>
          <table:table-cell table:number-columns-repeated="3"/>
          <table:table-cell office:value-type="float" office:value="0.167901" calcext:value-type="float">
            <text:p>0,167901</text:p>
          </table:table-cell>
          <table:table-cell office:value-type="float" office:value="0.060833" calcext:value-type="float">
            <text:p>0,060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747" calcext:value-type="float">
            <text:p>0,170747</text:p>
          </table:table-cell>
          <table:table-cell office:value-type="float" office:value="0.042798" calcext:value-type="float">
            <text:p>0,042798</text:p>
          </table:table-cell>
          <table:table-cell table:number-columns-repeated="3"/>
          <table:table-cell office:value-type="float" office:value="0.177452" calcext:value-type="float">
            <text:p>0,177452</text:p>
          </table:table-cell>
          <table:table-cell office:value-type="float" office:value="0.059879" calcext:value-type="float">
            <text:p>0,059879</text:p>
          </table:table-cell>
          <table:table-cell table:number-columns-repeated="3"/>
          <table:table-cell office:value-type="float" office:value="0.170857" calcext:value-type="float">
            <text:p>0,170857</text:p>
          </table:table-cell>
          <table:table-cell office:value-type="float" office:value="0.059157" calcext:value-type="float">
            <text:p>0,059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771" calcext:value-type="float">
            <text:p>0,173771</text:p>
          </table:table-cell>
          <table:table-cell office:value-type="float" office:value="0.042683" calcext:value-type="float">
            <text:p>0,042683</text:p>
          </table:table-cell>
          <table:table-cell table:number-columns-repeated="3"/>
          <table:table-cell office:value-type="float" office:value="0.172905" calcext:value-type="float">
            <text:p>0,172905</text:p>
          </table:table-cell>
          <table:table-cell office:value-type="float" office:value="0.057578" calcext:value-type="float">
            <text:p>0,057578</text:p>
          </table:table-cell>
          <table:table-cell table:number-columns-repeated="3"/>
          <table:table-cell office:value-type="float" office:value="0.164583" calcext:value-type="float">
            <text:p>0,164583</text:p>
          </table:table-cell>
          <table:table-cell office:value-type="float" office:value="0.060662" calcext:value-type="float">
            <text:p>0,060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713" calcext:value-type="float">
            <text:p>0,175713</text:p>
          </table:table-cell>
          <table:table-cell office:value-type="float" office:value="0.042632" calcext:value-type="float">
            <text:p>0,042632</text:p>
          </table:table-cell>
          <table:table-cell table:number-columns-repeated="3"/>
          <table:table-cell office:value-type="float" office:value="0.173593" calcext:value-type="float">
            <text:p>0,173593</text:p>
          </table:table-cell>
          <table:table-cell office:value-type="float" office:value="0.058557" calcext:value-type="float">
            <text:p>0,058557</text:p>
          </table:table-cell>
          <table:table-cell table:number-columns-repeated="3"/>
          <table:table-cell office:value-type="float" office:value="0.165759" calcext:value-type="float">
            <text:p>0,165759</text:p>
          </table:table-cell>
          <table:table-cell office:value-type="float" office:value="0.060792" calcext:value-type="float">
            <text:p>0,060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476" calcext:value-type="float">
            <text:p>0,172476</text:p>
          </table:table-cell>
          <table:table-cell office:value-type="float" office:value="0.042396" calcext:value-type="float">
            <text:p>0,042396</text:p>
          </table:table-cell>
          <table:table-cell table:number-columns-repeated="3"/>
          <table:table-cell office:value-type="float" office:value="0.170392" calcext:value-type="float">
            <text:p>0,170392</text:p>
          </table:table-cell>
          <table:table-cell office:value-type="float" office:value="0.057894" calcext:value-type="float">
            <text:p>0,057894</text:p>
          </table:table-cell>
          <table:table-cell table:number-columns-repeated="3"/>
          <table:table-cell office:value-type="float" office:value="0.18385" calcext:value-type="float">
            <text:p>0,18385</text:p>
          </table:table-cell>
          <table:table-cell office:value-type="float" office:value="0.060535" calcext:value-type="float">
            <text:p>0,060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572" calcext:value-type="float">
            <text:p>0,177572</text:p>
          </table:table-cell>
          <table:table-cell office:value-type="float" office:value="0.041841" calcext:value-type="float">
            <text:p>0,041841</text:p>
          </table:table-cell>
          <table:table-cell table:number-columns-repeated="3"/>
          <table:table-cell office:value-type="float" office:value="0.177827" calcext:value-type="float">
            <text:p>0,177827</text:p>
          </table:table-cell>
          <table:table-cell office:value-type="float" office:value="0.057817" calcext:value-type="float">
            <text:p>0,057817</text:p>
          </table:table-cell>
          <table:table-cell table:number-columns-repeated="3"/>
          <table:table-cell office:value-type="float" office:value="0.179411" calcext:value-type="float">
            <text:p>0,179411</text:p>
          </table:table-cell>
          <table:table-cell office:value-type="float" office:value="0.061746" calcext:value-type="float">
            <text:p>0,061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81" calcext:value-type="float">
            <text:p>0,17981</text:p>
          </table:table-cell>
          <table:table-cell office:value-type="float" office:value="0.042798" calcext:value-type="float">
            <text:p>0,042798</text:p>
          </table:table-cell>
          <table:table-cell table:number-columns-repeated="3"/>
          <table:table-cell office:value-type="float" office:value="0.178143" calcext:value-type="float">
            <text:p>0,178143</text:p>
          </table:table-cell>
          <table:table-cell office:value-type="float" office:value="0.059171" calcext:value-type="float">
            <text:p>0,059171</text:p>
          </table:table-cell>
          <table:table-cell table:number-columns-repeated="3"/>
          <table:table-cell office:value-type="float" office:value="0.176086" calcext:value-type="float">
            <text:p>0,176086</text:p>
          </table:table-cell>
          <table:table-cell office:value-type="float" office:value="0.061288" calcext:value-type="float">
            <text:p>0,061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192" calcext:value-type="float">
            <text:p>0,183192</text:p>
          </table:table-cell>
          <table:table-cell office:value-type="float" office:value="0.042273" calcext:value-type="float">
            <text:p>0,042273</text:p>
          </table:table-cell>
          <table:table-cell table:number-columns-repeated="3"/>
          <table:table-cell office:value-type="float" office:value="0.180697" calcext:value-type="float">
            <text:p>0,180697</text:p>
          </table:table-cell>
          <table:table-cell office:value-type="float" office:value="0.058923" calcext:value-type="float">
            <text:p>0,058923</text:p>
          </table:table-cell>
          <table:table-cell table:number-columns-repeated="3"/>
          <table:table-cell office:value-type="float" office:value="0.174094" calcext:value-type="float">
            <text:p>0,174094</text:p>
          </table:table-cell>
          <table:table-cell office:value-type="float" office:value="0.062148" calcext:value-type="float">
            <text:p>0,062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304" calcext:value-type="float">
            <text:p>0,176304</text:p>
          </table:table-cell>
          <table:table-cell office:value-type="float" office:value="0.043118" calcext:value-type="float">
            <text:p>0,043118</text:p>
          </table:table-cell>
          <table:table-cell table:number-columns-repeated="3"/>
          <table:table-cell office:value-type="float" office:value="0.17859" calcext:value-type="float">
            <text:p>0,17859</text:p>
          </table:table-cell>
          <table:table-cell office:value-type="float" office:value="0.057347" calcext:value-type="float">
            <text:p>0,057347</text:p>
          </table:table-cell>
          <table:table-cell table:number-columns-repeated="3"/>
          <table:table-cell office:value-type="float" office:value="0.175265" calcext:value-type="float">
            <text:p>0,175265</text:p>
          </table:table-cell>
          <table:table-cell office:value-type="float" office:value="0.061737" calcext:value-type="float">
            <text:p>0,061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083" calcext:value-type="float">
            <text:p>0,178083</text:p>
          </table:table-cell>
          <table:table-cell office:value-type="float" office:value="0.042109" calcext:value-type="float">
            <text:p>0,042109</text:p>
          </table:table-cell>
          <table:table-cell table:number-columns-repeated="3"/>
          <table:table-cell office:value-type="float" office:value="0.176383" calcext:value-type="float">
            <text:p>0,176383</text:p>
          </table:table-cell>
          <table:table-cell office:value-type="float" office:value="0.057231" calcext:value-type="float">
            <text:p>0,057231</text:p>
          </table:table-cell>
          <table:table-cell table:number-columns-repeated="3"/>
          <table:table-cell office:value-type="float" office:value="0.167048" calcext:value-type="float">
            <text:p>0,167048</text:p>
          </table:table-cell>
          <table:table-cell office:value-type="float" office:value="0.064318" calcext:value-type="float">
            <text:p>0,064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393" calcext:value-type="float">
            <text:p>0,174393</text:p>
          </table:table-cell>
          <table:table-cell office:value-type="float" office:value="0.043022" calcext:value-type="float">
            <text:p>0,043022</text:p>
          </table:table-cell>
          <table:table-cell table:number-columns-repeated="3"/>
          <table:table-cell office:value-type="float" office:value="0.183807" calcext:value-type="float">
            <text:p>0,183807</text:p>
          </table:table-cell>
          <table:table-cell office:value-type="float" office:value="0.057359" calcext:value-type="float">
            <text:p>0,057359</text:p>
          </table:table-cell>
          <table:table-cell table:number-columns-repeated="3"/>
          <table:table-cell office:value-type="float" office:value="0.169128" calcext:value-type="float">
            <text:p>0,169128</text:p>
          </table:table-cell>
          <table:table-cell office:value-type="float" office:value="0.059898" calcext:value-type="float">
            <text:p>0,059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37" calcext:value-type="float">
            <text:p>0,17337</text:p>
          </table:table-cell>
          <table:table-cell office:value-type="float" office:value="0.042307" calcext:value-type="float">
            <text:p>0,042307</text:p>
          </table:table-cell>
          <table:table-cell table:number-columns-repeated="3"/>
          <table:table-cell office:value-type="float" office:value="0.176554" calcext:value-type="float">
            <text:p>0,176554</text:p>
          </table:table-cell>
          <table:table-cell office:value-type="float" office:value="0.057614" calcext:value-type="float">
            <text:p>0,057614</text:p>
          </table:table-cell>
          <table:table-cell table:number-columns-repeated="3"/>
          <table:table-cell office:value-type="float" office:value="0.165725" calcext:value-type="float">
            <text:p>0,165725</text:p>
          </table:table-cell>
          <table:table-cell office:value-type="float" office:value="0.063003" calcext:value-type="float">
            <text:p>0,063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872" calcext:value-type="float">
            <text:p>0,181872</text:p>
          </table:table-cell>
          <table:table-cell office:value-type="float" office:value="0.043173" calcext:value-type="float">
            <text:p>0,043173</text:p>
          </table:table-cell>
          <table:table-cell table:number-columns-repeated="3"/>
          <table:table-cell office:value-type="float" office:value="0.181187" calcext:value-type="float">
            <text:p>0,181187</text:p>
          </table:table-cell>
          <table:table-cell office:value-type="float" office:value="0.057394" calcext:value-type="float">
            <text:p>0,057394</text:p>
          </table:table-cell>
          <table:table-cell table:number-columns-repeated="3"/>
          <table:table-cell office:value-type="float" office:value="0.169129" calcext:value-type="float">
            <text:p>0,169129</text:p>
          </table:table-cell>
          <table:table-cell office:value-type="float" office:value="0.060969" calcext:value-type="float">
            <text:p>0,060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719" calcext:value-type="float">
            <text:p>0,172719</text:p>
          </table:table-cell>
          <table:table-cell office:value-type="float" office:value="0.042513" calcext:value-type="float">
            <text:p>0,042513</text:p>
          </table:table-cell>
          <table:table-cell table:number-columns-repeated="3"/>
          <table:table-cell office:value-type="float" office:value="0.179031" calcext:value-type="float">
            <text:p>0,179031</text:p>
          </table:table-cell>
          <table:table-cell office:value-type="float" office:value="0.056728" calcext:value-type="float">
            <text:p>0,056728</text:p>
          </table:table-cell>
          <table:table-cell table:number-columns-repeated="3"/>
          <table:table-cell office:value-type="float" office:value="0.165225" calcext:value-type="float">
            <text:p>0,165225</text:p>
          </table:table-cell>
          <table:table-cell office:value-type="float" office:value="0.059537" calcext:value-type="float">
            <text:p>0,059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566" calcext:value-type="float">
            <text:p>0,174566</text:p>
          </table:table-cell>
          <table:table-cell office:value-type="float" office:value="0.042707" calcext:value-type="float">
            <text:p>0,042707</text:p>
          </table:table-cell>
          <table:table-cell table:number-columns-repeated="3"/>
          <table:table-cell office:value-type="float" office:value="0.184267" calcext:value-type="float">
            <text:p>0,184267</text:p>
          </table:table-cell>
          <table:table-cell office:value-type="float" office:value="0.056661" calcext:value-type="float">
            <text:p>0,056661</text:p>
          </table:table-cell>
          <table:table-cell table:number-columns-repeated="3"/>
          <table:table-cell office:value-type="float" office:value="0.164875" calcext:value-type="float">
            <text:p>0,164875</text:p>
          </table:table-cell>
          <table:table-cell office:value-type="float" office:value="0.061901" calcext:value-type="float">
            <text:p>0,0619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8959" calcext:value-type="float">
            <text:p>0,168959</text:p>
          </table:table-cell>
          <table:table-cell office:value-type="float" office:value="0.042112" calcext:value-type="float">
            <text:p>0,042112</text:p>
          </table:table-cell>
          <table:table-cell table:number-columns-repeated="3"/>
          <table:table-cell office:value-type="float" office:value="0.172977" calcext:value-type="float">
            <text:p>0,172977</text:p>
          </table:table-cell>
          <table:table-cell office:value-type="float" office:value="0.057452" calcext:value-type="float">
            <text:p>0,057452</text:p>
          </table:table-cell>
          <table:table-cell table:number-columns-repeated="3"/>
          <table:table-cell office:value-type="float" office:value="0.167636" calcext:value-type="float">
            <text:p>0,167636</text:p>
          </table:table-cell>
          <table:table-cell office:value-type="float" office:value="0.061679" calcext:value-type="float">
            <text:p>0,061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588" calcext:value-type="float">
            <text:p>0,173588</text:p>
          </table:table-cell>
          <table:table-cell office:value-type="float" office:value="0.043103" calcext:value-type="float">
            <text:p>0,043103</text:p>
          </table:table-cell>
          <table:table-cell table:number-columns-repeated="3"/>
          <table:table-cell office:value-type="float" office:value="0.180066" calcext:value-type="float">
            <text:p>0,180066</text:p>
          </table:table-cell>
          <table:table-cell office:value-type="float" office:value="0.056167" calcext:value-type="float">
            <text:p>0,056167</text:p>
          </table:table-cell>
          <table:table-cell table:number-columns-repeated="3"/>
          <table:table-cell office:value-type="float" office:value="0.16473" calcext:value-type="float">
            <text:p>0,16473</text:p>
          </table:table-cell>
          <table:table-cell office:value-type="float" office:value="0.061771" calcext:value-type="float">
            <text:p>0,061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517" calcext:value-type="float">
            <text:p>0,175517</text:p>
          </table:table-cell>
          <table:table-cell office:value-type="float" office:value="0.04205" calcext:value-type="float">
            <text:p>0,04205</text:p>
          </table:table-cell>
          <table:table-cell table:number-columns-repeated="3"/>
          <table:table-cell office:value-type="float" office:value="0.176405" calcext:value-type="float">
            <text:p>0,176405</text:p>
          </table:table-cell>
          <table:table-cell office:value-type="float" office:value="0.057147" calcext:value-type="float">
            <text:p>0,057147</text:p>
          </table:table-cell>
          <table:table-cell table:number-columns-repeated="3"/>
          <table:table-cell office:value-type="float" office:value="0.171183" calcext:value-type="float">
            <text:p>0,171183</text:p>
          </table:table-cell>
          <table:table-cell office:value-type="float" office:value="0.060639" calcext:value-type="float">
            <text:p>0,060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318" calcext:value-type="float">
            <text:p>0,170318</text:p>
          </table:table-cell>
          <table:table-cell office:value-type="float" office:value="0.043091" calcext:value-type="float">
            <text:p>0,043091</text:p>
          </table:table-cell>
          <table:table-cell table:number-columns-repeated="3"/>
          <table:table-cell office:value-type="float" office:value="0.181076" calcext:value-type="float">
            <text:p>0,181076</text:p>
          </table:table-cell>
          <table:table-cell office:value-type="float" office:value="0.057801" calcext:value-type="float">
            <text:p>0,057801</text:p>
          </table:table-cell>
          <table:table-cell table:number-columns-repeated="3"/>
          <table:table-cell office:value-type="float" office:value="0.169208" calcext:value-type="float">
            <text:p>0,169208</text:p>
          </table:table-cell>
          <table:table-cell office:value-type="float" office:value="0.060196" calcext:value-type="float">
            <text:p>0,060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0376" calcext:value-type="float">
            <text:p>0,170376</text:p>
          </table:table-cell>
          <table:table-cell office:value-type="float" office:value="0.042604" calcext:value-type="float">
            <text:p>0,042604</text:p>
          </table:table-cell>
          <table:table-cell table:number-columns-repeated="3"/>
          <table:table-cell office:value-type="float" office:value="0.181868" calcext:value-type="float">
            <text:p>0,181868</text:p>
          </table:table-cell>
          <table:table-cell office:value-type="float" office:value="0.055091" calcext:value-type="float">
            <text:p>0,055091</text:p>
          </table:table-cell>
          <table:table-cell table:number-columns-repeated="3"/>
          <table:table-cell office:value-type="float" office:value="0.175437" calcext:value-type="float">
            <text:p>0,175437</text:p>
          </table:table-cell>
          <table:table-cell office:value-type="float" office:value="0.06292" calcext:value-type="float">
            <text:p>0,06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98" calcext:value-type="float">
            <text:p>0,17498</text:p>
          </table:table-cell>
          <table:table-cell office:value-type="float" office:value="0.043346" calcext:value-type="float">
            <text:p>0,043346</text:p>
          </table:table-cell>
          <table:table-cell table:number-columns-repeated="3"/>
          <table:table-cell office:value-type="float" office:value="0.188922" calcext:value-type="float">
            <text:p>0,188922</text:p>
          </table:table-cell>
          <table:table-cell office:value-type="float" office:value="0.058481" calcext:value-type="float">
            <text:p>0,058481</text:p>
          </table:table-cell>
          <table:table-cell table:number-columns-repeated="3"/>
          <table:table-cell office:value-type="float" office:value="0.168732" calcext:value-type="float">
            <text:p>0,168732</text:p>
          </table:table-cell>
          <table:table-cell office:value-type="float" office:value="0.060142" calcext:value-type="float">
            <text:p>0,060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873" calcext:value-type="float">
            <text:p>0,173873</text:p>
          </table:table-cell>
          <table:table-cell office:value-type="float" office:value="0.04396" calcext:value-type="float">
            <text:p>0,04396</text:p>
          </table:table-cell>
          <table:table-cell table:number-columns-repeated="3"/>
          <table:table-cell office:value-type="float" office:value="0.173861" calcext:value-type="float">
            <text:p>0,173861</text:p>
          </table:table-cell>
          <table:table-cell office:value-type="float" office:value="0.055651" calcext:value-type="float">
            <text:p>0,055651</text:p>
          </table:table-cell>
          <table:table-cell table:number-columns-repeated="3"/>
          <table:table-cell office:value-type="float" office:value="0.176306" calcext:value-type="float">
            <text:p>0,176306</text:p>
          </table:table-cell>
          <table:table-cell office:value-type="float" office:value="0.064161" calcext:value-type="float">
            <text:p>0,064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073" calcext:value-type="float">
            <text:p>0,175073</text:p>
          </table:table-cell>
          <table:table-cell office:value-type="float" office:value="0.042561" calcext:value-type="float">
            <text:p>0,042561</text:p>
          </table:table-cell>
          <table:table-cell table:number-columns-repeated="3"/>
          <table:table-cell office:value-type="float" office:value="0.178891" calcext:value-type="float">
            <text:p>0,178891</text:p>
          </table:table-cell>
          <table:table-cell office:value-type="float" office:value="0.058305" calcext:value-type="float">
            <text:p>0,058305</text:p>
          </table:table-cell>
          <table:table-cell table:number-columns-repeated="3"/>
          <table:table-cell office:value-type="float" office:value="0.168792" calcext:value-type="float">
            <text:p>0,168792</text:p>
          </table:table-cell>
          <table:table-cell office:value-type="float" office:value="0.059497" calcext:value-type="float">
            <text:p>0,059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883" calcext:value-type="float">
            <text:p>0,184883</text:p>
          </table:table-cell>
          <table:table-cell office:value-type="float" office:value="0.042543" calcext:value-type="float">
            <text:p>0,042543</text:p>
          </table:table-cell>
          <table:table-cell table:number-columns-repeated="3"/>
          <table:table-cell office:value-type="float" office:value="0.182066" calcext:value-type="float">
            <text:p>0,182066</text:p>
          </table:table-cell>
          <table:table-cell office:value-type="float" office:value="0.055005" calcext:value-type="float">
            <text:p>0,055005</text:p>
          </table:table-cell>
          <table:table-cell table:number-columns-repeated="3"/>
          <table:table-cell office:value-type="float" office:value="0.164781" calcext:value-type="float">
            <text:p>0,164781</text:p>
          </table:table-cell>
          <table:table-cell office:value-type="float" office:value="0.061913" calcext:value-type="float">
            <text:p>0,061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081" calcext:value-type="float">
            <text:p>0,188081</text:p>
          </table:table-cell>
          <table:table-cell office:value-type="float" office:value="0.043948" calcext:value-type="float">
            <text:p>0,043948</text:p>
          </table:table-cell>
          <table:table-cell table:number-columns-repeated="3"/>
          <table:table-cell office:value-type="float" office:value="0.180143" calcext:value-type="float">
            <text:p>0,180143</text:p>
          </table:table-cell>
          <table:table-cell office:value-type="float" office:value="0.053518" calcext:value-type="float">
            <text:p>0,053518</text:p>
          </table:table-cell>
          <table:table-cell table:number-columns-repeated="3"/>
          <table:table-cell office:value-type="float" office:value="0.164285" calcext:value-type="float">
            <text:p>0,164285</text:p>
          </table:table-cell>
          <table:table-cell office:value-type="float" office:value="0.059996" calcext:value-type="float">
            <text:p>0,05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246" calcext:value-type="float">
            <text:p>0,184246</text:p>
          </table:table-cell>
          <table:table-cell office:value-type="float" office:value="0.041775" calcext:value-type="float">
            <text:p>0,041775</text:p>
          </table:table-cell>
          <table:table-cell table:number-columns-repeated="3"/>
          <table:table-cell office:value-type="float" office:value="0.175232" calcext:value-type="float">
            <text:p>0,175232</text:p>
          </table:table-cell>
          <table:table-cell office:value-type="float" office:value="0.05422" calcext:value-type="float">
            <text:p>0,05422</text:p>
          </table:table-cell>
          <table:table-cell table:number-columns-repeated="3"/>
          <table:table-cell office:value-type="float" office:value="0.164644" calcext:value-type="float">
            <text:p>0,164644</text:p>
          </table:table-cell>
          <table:table-cell office:value-type="float" office:value="0.063059" calcext:value-type="float">
            <text:p>0,063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157" calcext:value-type="float">
            <text:p>0,176157</text:p>
          </table:table-cell>
          <table:table-cell office:value-type="float" office:value="0.04272" calcext:value-type="float">
            <text:p>0,04272</text:p>
          </table:table-cell>
          <table:table-cell table:number-columns-repeated="3"/>
          <table:table-cell office:value-type="float" office:value="0.179101" calcext:value-type="float">
            <text:p>0,179101</text:p>
          </table:table-cell>
          <table:table-cell office:value-type="float" office:value="0.053608" calcext:value-type="float">
            <text:p>0,053608</text:p>
          </table:table-cell>
          <table:table-cell table:number-columns-repeated="3"/>
          <table:table-cell office:value-type="float" office:value="0.164595" calcext:value-type="float">
            <text:p>0,164595</text:p>
          </table:table-cell>
          <table:table-cell office:value-type="float" office:value="0.05943" calcext:value-type="float">
            <text:p>0,05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391" calcext:value-type="float">
            <text:p>0,176391</text:p>
          </table:table-cell>
          <table:table-cell office:value-type="float" office:value="0.042127" calcext:value-type="float">
            <text:p>0,042127</text:p>
          </table:table-cell>
          <table:table-cell table:number-columns-repeated="3"/>
          <table:table-cell office:value-type="float" office:value="0.176678" calcext:value-type="float">
            <text:p>0,176678</text:p>
          </table:table-cell>
          <table:table-cell office:value-type="float" office:value="0.058285" calcext:value-type="float">
            <text:p>0,058285</text:p>
          </table:table-cell>
          <table:table-cell table:number-columns-repeated="3"/>
          <table:table-cell office:value-type="float" office:value="0.164456" calcext:value-type="float">
            <text:p>0,164456</text:p>
          </table:table-cell>
          <table:table-cell office:value-type="float" office:value="0.062428" calcext:value-type="float">
            <text:p>0,062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351" calcext:value-type="float">
            <text:p>0,179351</text:p>
          </table:table-cell>
          <table:table-cell office:value-type="float" office:value="0.043066" calcext:value-type="float">
            <text:p>0,043066</text:p>
          </table:table-cell>
          <table:table-cell table:number-columns-repeated="3"/>
          <table:table-cell office:value-type="float" office:value="0.177744" calcext:value-type="float">
            <text:p>0,177744</text:p>
          </table:table-cell>
          <table:table-cell office:value-type="float" office:value="0.054482" calcext:value-type="float">
            <text:p>0,054482</text:p>
          </table:table-cell>
          <table:table-cell table:number-columns-repeated="3"/>
          <table:table-cell office:value-type="float" office:value="0.165156" calcext:value-type="float">
            <text:p>0,165156</text:p>
          </table:table-cell>
          <table:table-cell office:value-type="float" office:value="0.061473" calcext:value-type="float">
            <text:p>0,061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632" calcext:value-type="float">
            <text:p>0,181632</text:p>
          </table:table-cell>
          <table:table-cell office:value-type="float" office:value="0.041967" calcext:value-type="float">
            <text:p>0,041967</text:p>
          </table:table-cell>
          <table:table-cell table:number-columns-repeated="3"/>
          <table:table-cell office:value-type="float" office:value="0.177489" calcext:value-type="float">
            <text:p>0,177489</text:p>
          </table:table-cell>
          <table:table-cell office:value-type="float" office:value="0.052178" calcext:value-type="float">
            <text:p>0,052178</text:p>
          </table:table-cell>
          <table:table-cell table:number-columns-repeated="3"/>
          <table:table-cell office:value-type="float" office:value="0.168122" calcext:value-type="float">
            <text:p>0,168122</text:p>
          </table:table-cell>
          <table:table-cell office:value-type="float" office:value="0.062333" calcext:value-type="float">
            <text:p>0,062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697" calcext:value-type="float">
            <text:p>0,184697</text:p>
          </table:table-cell>
          <table:table-cell office:value-type="float" office:value="0.043006" calcext:value-type="float">
            <text:p>0,043006</text:p>
          </table:table-cell>
          <table:table-cell table:number-columns-repeated="3"/>
          <table:table-cell office:value-type="float" office:value="0.186218" calcext:value-type="float">
            <text:p>0,186218</text:p>
          </table:table-cell>
          <table:table-cell office:value-type="float" office:value="0.052279" calcext:value-type="float">
            <text:p>0,052279</text:p>
          </table:table-cell>
          <table:table-cell table:number-columns-repeated="3"/>
          <table:table-cell office:value-type="float" office:value="0.169044" calcext:value-type="float">
            <text:p>0,169044</text:p>
          </table:table-cell>
          <table:table-cell office:value-type="float" office:value="0.05964" calcext:value-type="float">
            <text:p>0,05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335" calcext:value-type="float">
            <text:p>0,179335</text:p>
          </table:table-cell>
          <table:table-cell office:value-type="float" office:value="0.041678" calcext:value-type="float">
            <text:p>0,041678</text:p>
          </table:table-cell>
          <table:table-cell table:number-columns-repeated="3"/>
          <table:table-cell office:value-type="float" office:value="0.192387" calcext:value-type="float">
            <text:p>0,192387</text:p>
          </table:table-cell>
          <table:table-cell office:value-type="float" office:value="0.055722" calcext:value-type="float">
            <text:p>0,055722</text:p>
          </table:table-cell>
          <table:table-cell table:number-columns-repeated="3"/>
          <table:table-cell office:value-type="float" office:value="0.167544" calcext:value-type="float">
            <text:p>0,167544</text:p>
          </table:table-cell>
          <table:table-cell office:value-type="float" office:value="0.060895" calcext:value-type="float">
            <text:p>0,060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8" calcext:value-type="float">
            <text:p>0,1798</text:p>
          </table:table-cell>
          <table:table-cell office:value-type="float" office:value="0.043281" calcext:value-type="float">
            <text:p>0,043281</text:p>
          </table:table-cell>
          <table:table-cell table:number-columns-repeated="3"/>
          <table:table-cell office:value-type="float" office:value="0.185602" calcext:value-type="float">
            <text:p>0,185602</text:p>
          </table:table-cell>
          <table:table-cell office:value-type="float" office:value="0.055365" calcext:value-type="float">
            <text:p>0,055365</text:p>
          </table:table-cell>
          <table:table-cell table:number-columns-repeated="3"/>
          <table:table-cell office:value-type="float" office:value="0.168259" calcext:value-type="float">
            <text:p>0,168259</text:p>
          </table:table-cell>
          <table:table-cell office:value-type="float" office:value="0.060305" calcext:value-type="float">
            <text:p>0,0603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489" calcext:value-type="float">
            <text:p>0,179489</text:p>
          </table:table-cell>
          <table:table-cell office:value-type="float" office:value="0.042961" calcext:value-type="float">
            <text:p>0,042961</text:p>
          </table:table-cell>
          <table:table-cell table:number-columns-repeated="3"/>
          <table:table-cell office:value-type="float" office:value="0.18104" calcext:value-type="float">
            <text:p>0,18104</text:p>
          </table:table-cell>
          <table:table-cell office:value-type="float" office:value="0.05452" calcext:value-type="float">
            <text:p>0,05452</text:p>
          </table:table-cell>
          <table:table-cell table:number-columns-repeated="3"/>
          <table:table-cell office:value-type="float" office:value="0.166274" calcext:value-type="float">
            <text:p>0,166274</text:p>
          </table:table-cell>
          <table:table-cell office:value-type="float" office:value="0.060344" calcext:value-type="float">
            <text:p>0,060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345" calcext:value-type="float">
            <text:p>0,174345</text:p>
          </table:table-cell>
          <table:table-cell office:value-type="float" office:value="0.042763" calcext:value-type="float">
            <text:p>0,042763</text:p>
          </table:table-cell>
          <table:table-cell table:number-columns-repeated="3"/>
          <table:table-cell office:value-type="float" office:value="0.176924" calcext:value-type="float">
            <text:p>0,176924</text:p>
          </table:table-cell>
          <table:table-cell office:value-type="float" office:value="0.056137" calcext:value-type="float">
            <text:p>0,056137</text:p>
          </table:table-cell>
          <table:table-cell table:number-columns-repeated="3"/>
          <table:table-cell office:value-type="float" office:value="0.167444" calcext:value-type="float">
            <text:p>0,167444</text:p>
          </table:table-cell>
          <table:table-cell office:value-type="float" office:value="0.059729" calcext:value-type="float">
            <text:p>0,059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71" calcext:value-type="float">
            <text:p>0,17871</text:p>
          </table:table-cell>
          <table:table-cell office:value-type="float" office:value="0.041529" calcext:value-type="float">
            <text:p>0,041529</text:p>
          </table:table-cell>
          <table:table-cell table:number-columns-repeated="3"/>
          <table:table-cell office:value-type="float" office:value="0.179006" calcext:value-type="float">
            <text:p>0,179006</text:p>
          </table:table-cell>
          <table:table-cell office:value-type="float" office:value="0.054021" calcext:value-type="float">
            <text:p>0,054021</text:p>
          </table:table-cell>
          <table:table-cell table:number-columns-repeated="3"/>
          <table:table-cell office:value-type="float" office:value="0.166482" calcext:value-type="float">
            <text:p>0,166482</text:p>
          </table:table-cell>
          <table:table-cell office:value-type="float" office:value="0.060633" calcext:value-type="float">
            <text:p>0,060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5016" calcext:value-type="float">
            <text:p>0,175016</text:p>
          </table:table-cell>
          <table:table-cell office:value-type="float" office:value="0.042885" calcext:value-type="float">
            <text:p>0,042885</text:p>
          </table:table-cell>
          <table:table-cell table:number-columns-repeated="3"/>
          <table:table-cell office:value-type="float" office:value="0.183602" calcext:value-type="float">
            <text:p>0,183602</text:p>
          </table:table-cell>
          <table:table-cell office:value-type="float" office:value="0.055036" calcext:value-type="float">
            <text:p>0,055036</text:p>
          </table:table-cell>
          <table:table-cell table:number-columns-repeated="3"/>
          <table:table-cell office:value-type="float" office:value="0.165533" calcext:value-type="float">
            <text:p>0,165533</text:p>
          </table:table-cell>
          <table:table-cell office:value-type="float" office:value="0.060417" calcext:value-type="float">
            <text:p>0,060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487" calcext:value-type="float">
            <text:p>0,178487</text:p>
          </table:table-cell>
          <table:table-cell office:value-type="float" office:value="0.042067" calcext:value-type="float">
            <text:p>0,042067</text:p>
          </table:table-cell>
          <table:table-cell table:number-columns-repeated="3"/>
          <table:table-cell office:value-type="float" office:value="0.177884" calcext:value-type="float">
            <text:p>0,177884</text:p>
          </table:table-cell>
          <table:table-cell office:value-type="float" office:value="0.059383" calcext:value-type="float">
            <text:p>0,059383</text:p>
          </table:table-cell>
          <table:table-cell table:number-columns-repeated="3"/>
          <table:table-cell office:value-type="float" office:value="0.168666" calcext:value-type="float">
            <text:p>0,168666</text:p>
          </table:table-cell>
          <table:table-cell office:value-type="float" office:value="0.060513" calcext:value-type="float">
            <text:p>0,060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163" calcext:value-type="float">
            <text:p>0,174163</text:p>
          </table:table-cell>
          <table:table-cell office:value-type="float" office:value="0.042745" calcext:value-type="float">
            <text:p>0,042745</text:p>
          </table:table-cell>
          <table:table-cell table:number-columns-repeated="3"/>
          <table:table-cell office:value-type="float" office:value="0.179852" calcext:value-type="float">
            <text:p>0,179852</text:p>
          </table:table-cell>
          <table:table-cell office:value-type="float" office:value="0.054308" calcext:value-type="float">
            <text:p>0,054308</text:p>
          </table:table-cell>
          <table:table-cell table:number-columns-repeated="3"/>
          <table:table-cell office:value-type="float" office:value="0.166266" calcext:value-type="float">
            <text:p>0,166266</text:p>
          </table:table-cell>
          <table:table-cell office:value-type="float" office:value="0.061666" calcext:value-type="float">
            <text:p>0,061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017" calcext:value-type="float">
            <text:p>0,177017</text:p>
          </table:table-cell>
          <table:table-cell office:value-type="float" office:value="0.042662" calcext:value-type="float">
            <text:p>0,042662</text:p>
          </table:table-cell>
          <table:table-cell table:number-columns-repeated="3"/>
          <table:table-cell office:value-type="float" office:value="0.182279" calcext:value-type="float">
            <text:p>0,182279</text:p>
          </table:table-cell>
          <table:table-cell office:value-type="float" office:value="0.05794" calcext:value-type="float">
            <text:p>0,05794</text:p>
          </table:table-cell>
          <table:table-cell table:number-columns-repeated="3"/>
          <table:table-cell office:value-type="float" office:value="0.16837" calcext:value-type="float">
            <text:p>0,16837</text:p>
          </table:table-cell>
          <table:table-cell office:value-type="float" office:value="0.060749" calcext:value-type="float">
            <text:p>0,060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1175" calcext:value-type="float">
            <text:p>0,181175</text:p>
          </table:table-cell>
          <table:table-cell office:value-type="float" office:value="0.043175" calcext:value-type="float">
            <text:p>0,043175</text:p>
          </table:table-cell>
          <table:table-cell table:number-columns-repeated="3"/>
          <table:table-cell office:value-type="float" office:value="0.185301" calcext:value-type="float">
            <text:p>0,185301</text:p>
          </table:table-cell>
          <table:table-cell office:value-type="float" office:value="0.053776" calcext:value-type="float">
            <text:p>0,053776</text:p>
          </table:table-cell>
          <table:table-cell table:number-columns-repeated="3"/>
          <table:table-cell office:value-type="float" office:value="0.173179" calcext:value-type="float">
            <text:p>0,173179</text:p>
          </table:table-cell>
          <table:table-cell office:value-type="float" office:value="0.063092" calcext:value-type="float">
            <text:p>0,063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208" calcext:value-type="float">
            <text:p>0,178208</text:p>
          </table:table-cell>
          <table:table-cell office:value-type="float" office:value="0.041963" calcext:value-type="float">
            <text:p>0,041963</text:p>
          </table:table-cell>
          <table:table-cell table:number-columns-repeated="3"/>
          <table:table-cell office:value-type="float" office:value="0.180574" calcext:value-type="float">
            <text:p>0,180574</text:p>
          </table:table-cell>
          <table:table-cell office:value-type="float" office:value="0.057427" calcext:value-type="float">
            <text:p>0,057427</text:p>
          </table:table-cell>
          <table:table-cell table:number-columns-repeated="3"/>
          <table:table-cell office:value-type="float" office:value="0.173783" calcext:value-type="float">
            <text:p>0,173783</text:p>
          </table:table-cell>
          <table:table-cell office:value-type="float" office:value="0.062565" calcext:value-type="float">
            <text:p>0,062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7179" calcext:value-type="float">
            <text:p>0,187179</text:p>
          </table:table-cell>
          <table:table-cell office:value-type="float" office:value="0.042921" calcext:value-type="float">
            <text:p>0,042921</text:p>
          </table:table-cell>
          <table:table-cell table:number-columns-repeated="3"/>
          <table:table-cell office:value-type="float" office:value="0.176351" calcext:value-type="float">
            <text:p>0,176351</text:p>
          </table:table-cell>
          <table:table-cell office:value-type="float" office:value="0.054862" calcext:value-type="float">
            <text:p>0,054862</text:p>
          </table:table-cell>
          <table:table-cell table:number-columns-repeated="3"/>
          <table:table-cell office:value-type="float" office:value="0.170837" calcext:value-type="float">
            <text:p>0,170837</text:p>
          </table:table-cell>
          <table:table-cell office:value-type="float" office:value="0.062248" calcext:value-type="float">
            <text:p>0,062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9191" calcext:value-type="float">
            <text:p>0,189191</text:p>
          </table:table-cell>
          <table:table-cell office:value-type="float" office:value="0.041998" calcext:value-type="float">
            <text:p>0,041998</text:p>
          </table:table-cell>
          <table:table-cell table:number-columns-repeated="3"/>
          <table:table-cell office:value-type="float" office:value="0.17898" calcext:value-type="float">
            <text:p>0,17898</text:p>
          </table:table-cell>
          <table:table-cell office:value-type="float" office:value="0.054959" calcext:value-type="float">
            <text:p>0,054959</text:p>
          </table:table-cell>
          <table:table-cell table:number-columns-repeated="3"/>
          <table:table-cell office:value-type="float" office:value="0.167226" calcext:value-type="float">
            <text:p>0,167226</text:p>
          </table:table-cell>
          <table:table-cell office:value-type="float" office:value="0.061172" calcext:value-type="float">
            <text:p>0,061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9653" calcext:value-type="float">
            <text:p>0,189653</text:p>
          </table:table-cell>
          <table:table-cell office:value-type="float" office:value="0.042931" calcext:value-type="float">
            <text:p>0,042931</text:p>
          </table:table-cell>
          <table:table-cell table:number-columns-repeated="3"/>
          <table:table-cell office:value-type="float" office:value="0.186226" calcext:value-type="float">
            <text:p>0,186226</text:p>
          </table:table-cell>
          <table:table-cell office:value-type="float" office:value="0.055649" calcext:value-type="float">
            <text:p>0,055649</text:p>
          </table:table-cell>
          <table:table-cell table:number-columns-repeated="3"/>
          <table:table-cell office:value-type="float" office:value="0.167282" calcext:value-type="float">
            <text:p>0,167282</text:p>
          </table:table-cell>
          <table:table-cell office:value-type="float" office:value="0.060733" calcext:value-type="float">
            <text:p>0,060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071" calcext:value-type="float">
            <text:p>0,176071</text:p>
          </table:table-cell>
          <table:table-cell office:value-type="float" office:value="0.041474" calcext:value-type="float">
            <text:p>0,041474</text:p>
          </table:table-cell>
          <table:table-cell table:number-columns-repeated="3"/>
          <table:table-cell office:value-type="float" office:value="0.192858" calcext:value-type="float">
            <text:p>0,192858</text:p>
          </table:table-cell>
          <table:table-cell office:value-type="float" office:value="0.052378" calcext:value-type="float">
            <text:p>0,052378</text:p>
          </table:table-cell>
          <table:table-cell table:number-columns-repeated="3"/>
          <table:table-cell office:value-type="float" office:value="0.165838" calcext:value-type="float">
            <text:p>0,165838</text:p>
          </table:table-cell>
          <table:table-cell office:value-type="float" office:value="0.061468" calcext:value-type="float">
            <text:p>0,061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5579" calcext:value-type="float">
            <text:p>0,195579</text:p>
          </table:table-cell>
          <table:table-cell office:value-type="float" office:value="0.042991" calcext:value-type="float">
            <text:p>0,042991</text:p>
          </table:table-cell>
          <table:table-cell table:number-columns-repeated="3"/>
          <table:table-cell office:value-type="float" office:value="0.193579" calcext:value-type="float">
            <text:p>0,193579</text:p>
          </table:table-cell>
          <table:table-cell office:value-type="float" office:value="0.056847" calcext:value-type="float">
            <text:p>0,056847</text:p>
          </table:table-cell>
          <table:table-cell table:number-columns-repeated="3"/>
          <table:table-cell office:value-type="float" office:value="0.173637" calcext:value-type="float">
            <text:p>0,173637</text:p>
          </table:table-cell>
          <table:table-cell office:value-type="float" office:value="0.061217" calcext:value-type="float">
            <text:p>0,061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531" calcext:value-type="float">
            <text:p>0,183531</text:p>
          </table:table-cell>
          <table:table-cell office:value-type="float" office:value="0.041683" calcext:value-type="float">
            <text:p>0,041683</text:p>
          </table:table-cell>
          <table:table-cell table:number-columns-repeated="3"/>
          <table:table-cell office:value-type="float" office:value="0.191044" calcext:value-type="float">
            <text:p>0,191044</text:p>
          </table:table-cell>
          <table:table-cell office:value-type="float" office:value="0.051802" calcext:value-type="float">
            <text:p>0,051802</text:p>
          </table:table-cell>
          <table:table-cell table:number-columns-repeated="3"/>
          <table:table-cell office:value-type="float" office:value="0.165007" calcext:value-type="float">
            <text:p>0,165007</text:p>
          </table:table-cell>
          <table:table-cell office:value-type="float" office:value="0.061843" calcext:value-type="float">
            <text:p>0,061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346" calcext:value-type="float">
            <text:p>0,188346</text:p>
          </table:table-cell>
          <table:table-cell office:value-type="float" office:value="0.042544" calcext:value-type="float">
            <text:p>0,042544</text:p>
          </table:table-cell>
          <table:table-cell table:number-columns-repeated="3"/>
          <table:table-cell office:value-type="float" office:value="0.186321" calcext:value-type="float">
            <text:p>0,186321</text:p>
          </table:table-cell>
          <table:table-cell office:value-type="float" office:value="0.053369" calcext:value-type="float">
            <text:p>0,053369</text:p>
          </table:table-cell>
          <table:table-cell table:number-columns-repeated="3"/>
          <table:table-cell office:value-type="float" office:value="0.173007" calcext:value-type="float">
            <text:p>0,173007</text:p>
          </table:table-cell>
          <table:table-cell office:value-type="float" office:value="0.05999" calcext:value-type="float">
            <text:p>0,05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471" calcext:value-type="float">
            <text:p>0,186471</text:p>
          </table:table-cell>
          <table:table-cell office:value-type="float" office:value="0.041716" calcext:value-type="float">
            <text:p>0,041716</text:p>
          </table:table-cell>
          <table:table-cell table:number-columns-repeated="3"/>
          <table:table-cell office:value-type="float" office:value="0.188344" calcext:value-type="float">
            <text:p>0,188344</text:p>
          </table:table-cell>
          <table:table-cell office:value-type="float" office:value="0.052851" calcext:value-type="float">
            <text:p>0,052851</text:p>
          </table:table-cell>
          <table:table-cell table:number-columns-repeated="3"/>
          <table:table-cell office:value-type="float" office:value="0.167752" calcext:value-type="float">
            <text:p>0,167752</text:p>
          </table:table-cell>
          <table:table-cell office:value-type="float" office:value="0.062062" calcext:value-type="float">
            <text:p>0,062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806" calcext:value-type="float">
            <text:p>0,186806</text:p>
          </table:table-cell>
          <table:table-cell office:value-type="float" office:value="0.043792" calcext:value-type="float">
            <text:p>0,043792</text:p>
          </table:table-cell>
          <table:table-cell table:number-columns-repeated="3"/>
          <table:table-cell office:value-type="float" office:value="0.18832" calcext:value-type="float">
            <text:p>0,18832</text:p>
          </table:table-cell>
          <table:table-cell office:value-type="float" office:value="0.052028" calcext:value-type="float">
            <text:p>0,052028</text:p>
          </table:table-cell>
          <table:table-cell table:number-columns-repeated="3"/>
          <table:table-cell office:value-type="float" office:value="0.172256" calcext:value-type="float">
            <text:p>0,172256</text:p>
          </table:table-cell>
          <table:table-cell office:value-type="float" office:value="0.060478" calcext:value-type="float">
            <text:p>0,0604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2:52:59.619526510</meta:creation-date>
    <dc:date>2018-06-05T23:04:41.988446413</dc:date>
    <meta:editing-duration>PT11M44S</meta:editing-duration>
    <meta:editing-cycles>3</meta:editing-cycles>
    <meta:generator>LibreOffice/5.4.6.2$Linux_X86_64 LibreOffice_project/40m0$Build-2</meta:generator>
    <meta:document-statistic meta:table-count="1" meta:cell-count="629" meta:object-count="0"/>
  </office:meta>
</office:document-meta>
</file>